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ptor 24m series is a highly versatile multipurpose fishing vessel, designed for coastal fishing at various depths and fishing methods.</text:span> </text:p>
      <text:p text:style-name="P1"/>
      <text:p text:style-name="P1"><text:bookmark-start text:name="__DdeLink__15_3312592551"/><text:span text:style-name="T1">Серия Раптор 24м - это универсальное многоцелевое рыболовное судно, предназначенное для прибрежного лова на различных глубинах и разных методов рыбной ловли.</text:span> <text:bookmark-end text:name="__DdeLink__15_33125925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04:25.458409697</meta:creation-date>
    <dc:date>2024-08-20T16:32:39.906484066</dc:date>
    <meta:editing-duration>PT15M57S</meta:editing-duration>
    <meta:editing-cycles>3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1" meta:character-count="295" meta:non-whitespace-character-count="254"/>
  </office:meta>
</office:document-meta>
</file>